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rt 1: review</text:h>
      <text:p text:style-name="Text_20_body">The first part of this assignment is to give a small piece of written feedback to two of the other submissions from week 2. Log into the Peergrade system (see instructions on assignment from last week), and fill in the requested fields.</text:p>
      <text:h text:style-name="Heading_20_3" text:outline-level="3">Part 2: Tree data</text:h>
      <text:p text:style-name="Text_20_body">For part 2, we will try to work with some tree data. I have constructed a small data set of the family tree of the Trump family (<text:a xlink:type="simple" xlink:href="https://wouterboomsma.github.io/ide2017/week49/trump_family.json" office:target-frame-name="_blank" xlink:show="new" text:style-name="Internet_20_link" text:visited-style-name="Visited_20_Internet_20_Link">https://wouterboomsma.github.io/ide2017/week49/trump_family.json (Links to an external site.)Links to an external site.</text:a>). If you google "Trump family tree" you will find several colourful examples of visualizations of this type of data. The challenge of this exercise is to use e3 to automatically generate a reasonable layout using its built-in tools for laying out graphs and trees.</text:p>
      <text:p text:style-name="Text_20_body">The data should be seen as an example of a family tree data set. Feel free to change the data in any way you like, for instance adding additional attributes (like their age, or URLs to portrait fotos), or using a completely different family-tree data set. You are also welcome to ignore parts of the data. Family trees are a bit more complex than normal trees, because there are two parents to each set of children, and sometimes people have multiple partners. If you cannot get this to work, feel free to simplify the dataset by just focusing on the actual Trump family member in each parent-set (i.e., just one parent), and just looking at the combined set of children arising from multiple partners.  </text:p>
      <text:list xml:id="list1991533943" text:style-name="L1">
        <text:list-item>
          <text:p text:style-name="P2">Construct a tree or graph-based visualization (i.e. nodes and edges) of a family-tree dataset like the one I provide. </text:p>
        </text:list-item>
        <text:list-item>
          <text:p text:style-name="P1">Add a brief text section to your page where 1) motivate your choices (e.g. choice of color/marks, overall layout etc), and 2) Suggest how/if the visualization could be improved by adding interactive elements. </text:p>
        </text:list-item>
      </text:list>
      <text:p text:style-name="Text_20_body"><text:span text:style-name="Strong_20_Emphasis">Please hand in the assignment through Peergrade.io (if you don't yet have a login, see the description in last week's exercise).</text:span></text:p>
      <text:p text:style-name="Horizontal_20_Line"/>
      <text:p text:style-name="Text_20_body">Assignments are graded as complete/incomplete. We expect you to put effort and thought into the assignments. Providing a perfect technical solution that lacks any effort to interpret or reason about the solution will typically only be considered half-solved. The assignments are evaluated based on the following criteria: 1) using appropriate visual idioms, 2) aesthetics, 3) originality.</text:p>
      <text:p text:style-name="Text_20_body">Assignments must be completed in groups of 2 or 3, but note that some assignments have individual parts. It is permitted to change groups during the cour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S</meta:editing-duration>
    <meta:editing-cycles>3</meta:editing-cycles>
    <meta:generator>LibreOffice/5.4.3.2$Windows_X86_64 LibreOffice_project/92a7159f7e4af62137622921e809f8546db437e5</meta:generator>
    <dc:date>2017-12-07T08:57:39.341000000</dc:date>
    <meta:document-statistic meta:table-count="0" meta:image-count="0" meta:object-count="0" meta:page-count="1" meta:paragraph-count="10" meta:word-count="412" meta:character-count="2485" meta:non-whitespace-character-count="2081"/>
    <meta:user-defined meta:name="Info 1"/>
    <meta:user-defined meta:name="Info 2"/>
    <meta:user-defined meta:name="Info 3"/>
    <meta:user-defined meta:name="Info 4"/>
  </office:meta>
</office:document-meta>
</file>